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6.35cm" fo:min-width="28.5cm"/>
    </style:style>
    <style:style style:name="gr2" style:family="graphic" style:parent-style-name="standard">
      <style:graphic-properties draw:stroke="none" svg:stroke-color="#72bf44" draw:fill="none" draw:fill-color="#72bf44" draw:textarea-horizontal-align="left" draw:auto-grow-height="true" draw:auto-grow-width="false" fo:min-height="3.78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64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8.5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7.4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9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9cm" fo:min-width="18.7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12.4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1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9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9.0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9cm" fo:min-width="24.8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18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6.0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4.7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6.9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0.357cm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72bf44"/>
      <style:text-properties fo:color="#ffffff" fo:font-size="48pt" fo:background-color="transparent" style:font-size-asian="18pt" style:font-size-complex="18pt"/>
    </style:style>
    <style:style style:name="P3" style:family="paragraph">
      <loext:graphic-properties draw:fill="none" draw:fill-color="#ffffff"/>
      <style:text-properties fo:color="#ffffff" fo:font-size="32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ffffff" fo:font-size="44pt" style:font-size-asian="18pt" style:font-size-complex="18pt"/>
    </style:style>
    <style:style style:name="P6" style:family="paragraph">
      <loext:graphic-properties draw:fill="none" draw:fill-color="#ffffff"/>
      <style:text-properties fo:color="#ffffff" fo:font-size="28pt" style:font-size-asian="18pt" style:font-size-complex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44pt"/>
    </style:style>
    <style:style style:name="P9" style:family="paragraph">
      <style:text-properties fo:font-size="28pt"/>
    </style:style>
    <style:style style:name="T1" style:family="text">
      <style:text-properties fo:color="#ffffff" fo:font-size="48pt" fo:background-color="transparent" style:font-size-asian="18pt" style:font-size-complex="18pt"/>
    </style:style>
    <style:style style:name="T2" style:family="text">
      <style:text-properties fo:color="#ffffff" fo:font-size="32pt" style:font-size-asian="18pt" style:font-size-complex="18pt"/>
    </style:style>
    <style:style style:name="T3" style:family="text">
      <style:text-properties fo:color="#ffffff" fo:font-size="44pt" style:font-size-asian="18pt" style:font-size-complex="18pt"/>
    </style:style>
    <style:style style:name="T4" style:family="text">
      <style:text-properties fo:color="#ffffff"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29cm" svg:height="16.6cm" svg:x="-0.4cm" svg:y="-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cm" svg:height="4.035cm" svg:x="9.2cm" svg:y="5.965cm">
          <draw:text-box>
            <text:p><text:span text:style-name="T1">Functions</text:span></text:p>
          </draw:text-box>
        </draw:frame>
        <draw:frame draw:style-name="gr3" draw:text-style-name="P3" draw:layer="layout" svg:width="6.141cm" svg:height="1.517cm" svg:x="21.6cm" svg:y="13.892cm">
          <draw:text-box>
            <text:p><text:span text:style-name="T2">05.10.2018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custom-shape draw:style-name="gr1" draw:text-style-name="P1" draw:layer="layout" svg:width="29cm" svg:height="16.6cm" svg:x="-0.4cm" svg:y="-0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006cm" svg:height="1.987cm" svg:x="0.394cm" svg:y="0.6cm">
          <draw:text-box>
            <text:p><text:span text:style-name="T3">Аргументы по умолчанию</text:span></text:p>
          </draw:text-box>
        </draw:frame>
        <draw:frame draw:style-name="gr6" draw:text-style-name="P6" draw:layer="layout" svg:width="27.904cm" svg:height="1.352cm" svg:x="0.159cm" svg:y="14.4cm">
          <draw:text-box>
            <text:p><text:span text:style-name="T4">Functions <text:s text:c="65"/>05.10.2018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custom-shape draw:style-name="gr1" draw:text-style-name="P1" draw:layer="layout" svg:width="29cm" svg:height="16.6cm" svg:x="-0.4cm" svg:y="-0.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7.904cm" svg:height="1.352cm" svg:x="0.159cm" svg:y="14.4cm">
          <draw:text-box>
            <text:p><text:span text:style-name="T4">Functions <text:s text:c="65"/>05.10.2018</text:span></text:p>
          </draw:text-box>
        </draw:frame>
        <draw:frame draw:style-name="gr7" draw:text-style-name="P5" draw:layer="layout" svg:width="14.434cm" svg:height="1.987cm" svg:x="0.394cm" svg:y="0.602cm">
          <draw:text-box>
            <text:p><text:span text:style-name="T3">Методы у объектов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custom-shape draw:style-name="gr1" draw:text-style-name="P1" draw:layer="layout" svg:width="29cm" svg:height="16.6cm" svg:x="-0.4cm" svg:y="-0.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7.904cm" svg:height="1.352cm" svg:x="0.159cm" svg:y="14.4cm">
          <draw:text-box>
            <text:p><text:span text:style-name="T4">Functions <text:s text:c="65"/>05.10.2018</text:span></text:p>
          </draw:text-box>
        </draw:frame>
        <draw:frame draw:style-name="gr8" draw:text-style-name="P5" draw:layer="layout" svg:width="19.294cm" svg:height="5.459cm" svg:x="0.394cm" svg:y="0.602cm">
          <draw:text-box>
            <text:p><text:span text:style-name="T3">Операторы раcширения и</text:span></text:p>
            <text:p><text:span text:style-name="T3">оставшихся параметров</text:span></text:p>
            <text:p><text:span text:style-name="T3"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custom-shape draw:style-name="gr1" draw:text-style-name="P1" draw:layer="layout" svg:width="29cm" svg:height="16.6cm" svg:x="-0.4cm" svg:y="-0.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7.904cm" svg:height="1.352cm" svg:x="0.159cm" svg:y="14.4cm">
          <draw:text-box>
            <text:p><text:span text:style-name="T4">Functions <text:s text:c="65"/>05.10.2018</text:span></text:p>
          </draw:text-box>
        </draw:frame>
        <draw:frame draw:style-name="gr9" draw:text-style-name="P5" draw:layer="layout" svg:width="12.906cm" svg:height="3.723cm" svg:x="0.394cm" svg:y="0.601cm">
          <draw:text-box>
            <text:p><text:span text:style-name="T3">Функциональный</text:span></text:p>
            <text:p><text:span text:style-name="T3">контекст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custom-shape draw:style-name="gr1" draw:text-style-name="P1" draw:layer="layout" svg:width="29cm" svg:height="16.6cm" svg:x="-0.4cm" svg:y="-0.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8.638cm" svg:height="1.987cm" svg:x="0.394cm" svg:y="0.6cm">
          <draw:text-box>
            <text:p text:style-name="P8"><text:span text:style-name="T3">Замыкания</text:span></text:p>
          </draw:text-box>
        </draw:frame>
        <draw:frame draw:style-name="gr6" draw:text-style-name="P6" draw:layer="layout" svg:width="27.904cm" svg:height="1.352cm" svg:x="0.159cm" svg:y="14.4cm">
          <draw:text-box>
            <text:p text:style-name="P9"><text:span text:style-name="T4">Functions <text:s text:c="65"/>05.10.20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custom-shape draw:style-name="gr1" draw:text-style-name="P1" draw:layer="layout" svg:width="29cm" svg:height="16.6cm" svg:x="-0.4cm" svg:y="-0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006cm" svg:height="1.987cm" svg:x="0.394cm" svg:y="0.6cm">
          <draw:text-box>
            <text:p><text:span text:style-name="T3">Аргументы по умолчанию</text:span></text:p>
          </draw:text-box>
        </draw:frame>
        <draw:custom-shape draw:style-name="gr1" draw:text-style-name="P1" draw:layer="layout" svg:width="29cm" svg:height="16.6cm" svg:x="-0.4cm" svg:y="-0.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6.424cm" svg:height="1.987cm" svg:x="0.394cm" svg:y="0.6cm">
          <draw:text-box>
            <text:p><text:span text:style-name="T3">Чеининг</text:span></text:p>
          </draw:text-box>
        </draw:frame>
        <draw:frame draw:style-name="gr6" draw:text-style-name="P6" draw:layer="layout" svg:width="27.904cm" svg:height="1.352cm" svg:x="0.159cm" svg:y="14.4cm">
          <draw:text-box>
            <text:p><text:span text:style-name="T4">Functions <text:s text:c="65"/>05.10.2018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custom-shape draw:style-name="gr1" draw:text-style-name="P1" draw:layer="layout" svg:width="29cm" svg:height="16.6cm" svg:x="-0.4cm" svg:y="-0.4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9.599cm" svg:height="1.987cm" svg:x="0.394cm" svg:y="0.6cm">
          <draw:text-box>
            <text:p><text:span text:style-name="T3">Функции высшего порядка</text:span></text:p>
          </draw:text-box>
        </draw:frame>
        <draw:frame draw:style-name="gr6" draw:text-style-name="P6" draw:layer="layout" svg:width="27.904cm" svg:height="1.352cm" svg:x="0.159cm" svg:y="14.4cm">
          <draw:text-box>
            <text:p><text:span text:style-name="T4">Functions <text:s text:c="65"/>05.10.2018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custom-shape draw:style-name="gr1" draw:text-style-name="P1" draw:layer="layout" svg:width="29cm" svg:height="16.6cm" svg:x="-0.4cm" svg:y="-0.4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25.331cm" svg:height="5.459cm" svg:x="0.394cm" svg:y="0.6cm">
          <draw:text-box>
            <text:p><text:span text:style-name="T3">Чистые функции и</text:span></text:p>
            <text:p><text:span text:style-name="T3">функции с побочными эффектами</text:span></text:p>
          </draw:text-box>
        </draw:frame>
        <draw:frame draw:style-name="gr6" draw:text-style-name="P6" draw:layer="layout" svg:width="27.904cm" svg:height="1.352cm" svg:x="0.159cm" svg:y="14.4cm">
          <draw:text-box>
            <text:p><text:span text:style-name="T4">Functions <text:s text:c="65"/>05.10.2018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custom-shape draw:style-name="gr1" draw:text-style-name="P1" draw:layer="layout" svg:width="29cm" svg:height="16.6cm" svg:x="-0.4cm" svg:y="-0.4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9.4cm" svg:height="3.723cm" svg:x="0.394cm" svg:y="0.6cm">
          <draw:text-box>
            <text:p><text:span text:style-name="T3">Функциональная фабрика</text:span></text:p>
            <text:p><text:span text:style-name="T3">на замыканиях</text:span></text:p>
          </draw:text-box>
        </draw:frame>
        <draw:frame draw:style-name="gr6" draw:text-style-name="P6" draw:layer="layout" svg:width="27.904cm" svg:height="1.352cm" svg:x="0.159cm" svg:y="14.4cm">
          <draw:text-box>
            <text:p><text:span text:style-name="T4">Functions <text:s text:c="65"/>05.10.2018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custom-shape draw:style-name="gr1" draw:text-style-name="P1" draw:layer="layout" svg:width="29cm" svg:height="16.6cm" svg:x="-0.4cm" svg:y="-0.4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6.581cm" svg:height="1.987cm" svg:x="0.394cm" svg:y="0.6cm">
          <draw:text-box>
            <text:p><text:span text:style-name="T3">Обёртка</text:span></text:p>
          </draw:text-box>
        </draw:frame>
        <draw:frame draw:style-name="gr6" draw:text-style-name="P6" draw:layer="layout" svg:width="27.904cm" svg:height="1.352cm" svg:x="0.159cm" svg:y="14.4cm">
          <draw:text-box>
            <text:p><text:span text:style-name="T4">Functions <text:s text:c="65"/>05.10.2018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custom-shape draw:style-name="gr1" draw:text-style-name="P1" draw:layer="layout" svg:width="29cm" svg:height="16.6cm" svg:x="-0.4cm" svg:y="-0.4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15.234cm" svg:height="1.987cm" svg:x="0.394cm" svg:y="0.6cm">
          <draw:text-box>
            <text:p><text:span text:style-name="T3">Объектный контекст</text:span></text:p>
          </draw:text-box>
        </draw:frame>
        <draw:frame draw:style-name="gr6" draw:text-style-name="P6" draw:layer="layout" svg:width="27.904cm" svg:height="1.352cm" svg:x="0.159cm" svg:y="14.4cm">
          <draw:text-box>
            <text:p><text:span text:style-name="T4">Functions <text:s text:c="65"/>05.10.2018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custom-shape draw:style-name="gr1" draw:text-style-name="P1" draw:layer="layout" svg:width="29cm" svg:height="16.6cm" svg:x="-0.4cm" svg:y="-0.4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7.406cm" svg:height="1.987cm" svg:x="0.394cm" svg:y="0.6cm">
          <draw:text-box>
            <text:p><text:span text:style-name="T3">Частичное применение</text:span></text:p>
          </draw:text-box>
        </draw:frame>
        <draw:frame draw:style-name="gr6" draw:text-style-name="P6" draw:layer="layout" svg:width="27.904cm" svg:height="1.352cm" svg:x="0.159cm" svg:y="14.4cm">
          <draw:text-box>
            <text:p><text:span text:style-name="T4">Functions <text:s text:c="65"/>05.10.2018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custom-shape draw:style-name="gr1" draw:text-style-name="P1" draw:layer="layout" svg:width="29cm" svg:height="16.6cm" svg:x="-0.4cm" svg:y="-0.4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0.857cm" svg:height="1.987cm" svg:x="0.394cm" svg:y="0.6cm">
          <draw:text-box>
            <text:p><text:span text:style-name="T3">Каррирование</text:span></text:p>
          </draw:text-box>
        </draw:frame>
        <draw:frame draw:style-name="gr6" draw:text-style-name="P6" draw:layer="layout" svg:width="27.904cm" svg:height="1.352cm" svg:x="0.159cm" svg:y="14.4cm">
          <draw:text-box>
            <text:p><text:span text:style-name="T4">Functions <text:s text:c="65"/>05.10.2018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4:47:06.547836637</meta:creation-date>
    <meta:editing-duration>PT40M56S</meta:editing-duration>
    <meta:editing-cycles>5</meta:editing-cycles>
    <meta:generator>LibreOffice/6.0.6.2$Linux_X86_64 LibreOffice_project/00m0$Build-2</meta:generator>
    <dc:date>2018-10-06T01:49:26.716522485</dc:date>
    <meta:document-statistic meta:object-count="93"/>
  </office:meta>
</office:document-meta>
</file>